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9827a" officeooo:paragraph-rsid="0009827a"/>
    </style:style>
    <style:style style:name="P2" style:family="paragraph" style:parent-style-name="Standard">
      <style:text-properties fo:font-weight="bold" officeooo:rsid="0009827a" officeooo:paragraph-rsid="0009827a" style:font-weight-asian="bold" style:font-weight-complex="bold"/>
    </style:style>
    <style:style style:name="P3" style:family="paragraph" style:parent-style-name="Standard" style:list-style-name="L1">
      <style:text-properties fo:font-weight="bold" officeooo:rsid="000abcf0" officeooo:paragraph-rsid="000abcf0" style:font-weight-asian="bold" style:font-weight-complex="bold"/>
    </style:style>
    <style:style style:name="P4" style:family="paragraph" style:parent-style-name="Standard" style:list-style-name="L1">
      <style:text-properties fo:font-weight="bold" officeooo:rsid="000b8da5" officeooo:paragraph-rsid="000b8da5" style:font-weight-asian="bold" style:font-weight-complex="bold"/>
    </style:style>
    <style:style style:name="P5" style:family="paragraph" style:parent-style-name="Standard" style:list-style-name="L1">
      <style:text-properties fo:font-weight="bold" officeooo:rsid="000d1610" officeooo:paragraph-rsid="000f0bcd" style:font-weight-asian="bold" style:font-weight-complex="bold"/>
    </style:style>
    <style:style style:name="P6" style:family="paragraph" style:parent-style-name="Standard" style:list-style-name="L1">
      <style:text-properties fo:font-weight="bold" officeooo:rsid="000f0bcd" officeooo:paragraph-rsid="000f0bcd" style:font-weight-asian="bold" style:font-weight-complex="bold"/>
    </style:style>
    <style:style style:name="P7" style:family="paragraph" style:parent-style-name="Standard" style:list-style-name="L1">
      <style:text-properties fo:font-weight="bold" officeooo:rsid="000f12fa" officeooo:paragraph-rsid="000f12fa" style:font-weight-asian="bold" style:font-weight-complex="bold"/>
    </style:style>
    <style:style style:name="P8" style:family="paragraph" style:parent-style-name="Standard" style:list-style-name="L1">
      <style:text-properties fo:font-weight="bold" officeooo:rsid="00149718" officeooo:paragraph-rsid="00149718" style:font-weight-asian="bold" style:font-weight-complex="bold"/>
    </style:style>
    <style:style style:name="P9" style:family="paragraph" style:parent-style-name="Standard" style:list-style-name="L1">
      <style:text-properties fo:font-weight="bold" officeooo:rsid="001611e2" officeooo:paragraph-rsid="001611e2" style:font-weight-asian="bold" style:font-weight-complex="bold"/>
    </style:style>
    <style:style style:name="P10" style:family="paragraph" style:parent-style-name="Standard" style:list-style-name="L1">
      <style:text-properties fo:font-weight="bold" officeooo:rsid="0018e5ea" officeooo:paragraph-rsid="0018e5ea" style:font-weight-asian="bold" style:font-weight-complex="bold"/>
    </style:style>
    <style:style style:name="P11" style:family="paragraph" style:parent-style-name="Standard" style:list-style-name="L1">
      <style:text-properties fo:font-weight="bold" officeooo:rsid="001a1296" officeooo:paragraph-rsid="001a1296" style:font-weight-asian="bold" style:font-weight-complex="bold"/>
    </style:style>
    <style:style style:name="P12" style:family="paragraph" style:parent-style-name="Standard">
      <style:text-properties fo:font-weight="bold" officeooo:rsid="001a1296" officeooo:paragraph-rsid="001a1296" style:font-weight-asian="bold" style:font-weight-complex="bold"/>
    </style:style>
    <style:style style:name="P13" style:family="paragraph" style:parent-style-name="Standard">
      <style:text-properties fo:font-weight="bold" officeooo:rsid="001b9687" officeooo:paragraph-rsid="001b9687" style:font-weight-asian="bold" style:font-weight-complex="bold"/>
    </style:style>
    <style:style style:name="P14" style:family="paragraph" style:parent-style-name="Standard">
      <style:text-properties fo:font-size="14pt" fo:font-weight="bold" officeooo:rsid="0009827a" officeooo:paragraph-rsid="0009827a" style:font-size-asian="14pt" style:font-weight-asian="bold" style:font-size-complex="14pt" style:font-weight-complex="bold"/>
    </style:style>
    <style:style style:name="P15" style:family="paragraph" style:parent-style-name="Standard">
      <style:text-properties fo:font-weight="normal" officeooo:rsid="001c98da" officeooo:paragraph-rsid="001c98da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abcf0" style:font-weight-asian="normal" style:font-weight-complex="normal"/>
    </style:style>
    <style:style style:name="T3" style:family="text">
      <style:text-properties fo:font-weight="normal" officeooo:rsid="000f0bcd" style:font-weight-asian="normal" style:font-weight-complex="normal"/>
    </style:style>
    <style:style style:name="T4" style:family="text">
      <style:text-properties fo:font-weight="normal" officeooo:rsid="00105d70" style:font-weight-asian="normal" style:font-weight-complex="normal"/>
    </style:style>
    <style:style style:name="T5" style:family="text">
      <style:text-properties fo:font-weight="normal" officeooo:rsid="00114497" style:font-weight-asian="normal" style:font-weight-complex="normal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abb3c" style:font-style-asian="normal" style:font-style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12e388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17fc03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18e5ea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a1296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0f0bcd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1abb3c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habriel Nunes e Thiago Barbato</text:p>
      <text:p text:style-name="P1"/>
      <text:p text:style-name="P14">Relatório da aplicação de manipulação de LR</text:p>
      <text:p text:style-name="P14"><text:span text:style-name="T1"/></text:p>
      <text:p text:style-name="P13">Utilização</text:p>
      <text:p text:style-name="P2"><text:span text:style-name="T1"><text:tab/>A aplicação foi desenvolvida utilizando JavaScript para a parte lógica e HTML/CSS para a interface gráfica. Para executar a aplicação, basta abrir o arquivo “index.html” no navegador.</text:span></text:p>
      <text:p text:style-name="P2"><text:span text:style-name="T1"><text:tab/>A utilização é bem simples. Todas as funcionalidades do programa são acessíveis através da barra lateral à esquerda, enquanto que na seção principal os autômatos gerados são exibidos em forma de tabela de transição. </text:span><text:span text:style-name="T2">A barra lateral é composta de:</text:span></text:p>
      <text:list xml:id="list5235927541567678573" text:style-name="L1">
        <text:list-item>
          <text:p text:style-name="P3"><text:span text:style-name="T1">Botões “open” e “save”: para leitura e gravação em disco, respectivamente, da workspace, isto é, do conjunto de expressões regulares e autômatos que estão sendo exibidos.</text:span></text:p>
        </text:list-item>
        <text:list-item>
          <text:p text:style-name="P4"><text:span text:style-name="T1">Campo de texto e botão “Add”:para adicionar expressões regulares ao workspace. A tecla “enter” também pode ser utilizada ao invés do botão “Add”. Se a expressão digitada for válida, ela será adicionada à lista de expressões e seu autômato finito determinístico correspondente será exibido na seção principal. Caso ela seja inválida, um erro será exibido.</text:span></text:p>
        </text:list-item>
        <text:list-item>
          <text:p text:style-name="P5"><text:span text:style-name="T1">Lista de expressões regulares: uma lista com todas as ER presentes no workspace, </text:span><text:span text:style-name="T4">juntamente com uma checkbox para cada uma</text:span><text:span text:style-name="T1">. </text:span><text:span text:style-name="T4">A checkbox é utilizada para seleção de expressões, possibilitando deleção (para qualquer quantidade positiva de expressões), minimização (para uma expressão de cada vez), interse</text:span><text:span text:style-name="T5">c</text:span><text:span text:style-name="T4">ção (para duas expressões) e teste de equivalência (para duas expressões). Além disso, a</text:span><text:span text:style-name="T3"> forma como cada </text:span><text:span text:style-name="T5">ER</text:span><text:span text:style-name="T3"> é mostrada depende de como foi adicionada:</text:span></text:p>
          <text:list>
            <text:list-item>
              <text:p text:style-name="P5"><text:span text:style-name="T1">Para </text:span><text:span text:style-name="T3">ER's</text:span><text:span text:style-name="T1"> </text:span><text:span text:style-name="T3">digitadas pelo usuário, a ER é mostrada do jeito que foi digitada.</text:span></text:p>
            </text:list-item>
            <text:list-item>
              <text:p text:style-name="P6"><text:span text:style-name="T1">Para ER's geradas a partir de uma minimização, é mostrado “[MIN] </text:span><text:span text:style-name="T6">expr</text:span><text:span text:style-name="T9">”, onde </text:span><text:span text:style-name="T6">expr</text:span><text:span text:style-name="T9"> é a ER cujo autômato foi minimizado.</text:span></text:p>
            </text:list-item>
            <text:list-item>
              <text:p text:style-name="P6"><text:span text:style-name="T9">Para ER's geradas a partir de uma intersecção, é mostrado “[∩] </text:span><text:span text:style-name="T6">expr1</text:span><text:span text:style-name="T9">, </text:span><text:span text:style-name="T6">expr2</text:span><text:span text:style-name="T9">” onde </text:span><text:span text:style-name="T6">expr1</text:span><text:span text:style-name="T9"> e </text:span><text:span text:style-name="T6">expr2</text:span><text:span text:style-name="T9"> são as ER's cuja intersecção foi calculada.</text:span></text:p>
            </text:list-item>
            <text:list-item>
              <text:p text:style-name="P7"><text:span text:style-name="T9">Para ER's geradas a partir de um complemento (a partir de um </text:span><text:span text:style-name="T10">teste</text:span><text:span text:style-name="T9"> de equivalência), é mostrado “[NOT] </text:span><text:span text:style-name="T6">expr</text:span><text:span text:style-name="T9">”, onde </text:span><text:span text:style-name="T6">expr</text:span><text:span text:style-name="T9"> é a ER cujo autômato foi complementado.</text:span></text:p>
            </text:list-item>
          </text:list>
        </text:list-item>
        <text:list-item>
          <text:p text:style-name="P8"><text:span text:style-name="T9">Botão de deleção: só é visível se pelo menos uma expressão estiver selecionada. Remove todas as ER's selecionadas do workspace, assim como seus respectivos autômatos.</text:span></text:p>
        </text:list-item>
        <text:list-item>
          <text:p text:style-name="P9"><text:span text:style-name="T9">Botão de minimização: só é visível se exatamente uma expressão estiver selecionada. </text:span><text:span text:style-name="T11">Se a </text:span><text:span text:style-name="T12">ER</text:span><text:span text:style-name="T11"> selecionada possuir o prefixo [MIN], é exibido um erro dizendo que </text:span><text:span text:style-name="T12">ela</text:span><text:span text:style-name="T11"> já está minimizada. Caso contrário, a forma minimizada da </text:span><text:span text:style-name="T12">ER</text:span><text:span text:style-name="T11"> selecionada é adicionada ao workspace. </text:span><text:span text:style-name="T12">O algoritmo de minimização utilizado será explicado mais adiante.</text:span></text:p>
        </text:list-item>
        <text:list-item>
          <text:p text:style-name="P10"><text:span text:style-name="T11">B</text:span><text:span text:style-name="T9">otão de intersecção: só é visível se exatamente duas expressões estiverem selecionadas. A intersecção das ER's selecionadas é adicionada ao workspace. O algoritmo de intersecção utilizado será explicado mais adiante.</text:span></text:p>
        </text:list-item>
        <text:list-item>
          <text:p text:style-name="P10"><text:span text:style-name="T9">Botão de teste de equivalência: só é visível se exatamente duas expressões estiverem selecionadas. </text:span><text:span text:style-name="T13">Quatro autômatos são adicionados ao workspace (M1 representa o autômato da primeira ER e M2 o autômato da segunda):</text:span></text:p>
          <text:list>
            <text:list-item>
              <text:p text:style-name="P11"><text:span text:style-name="T9">Complemento de M1, isto é, ¬M1</text:span></text:p>
            </text:list-item>
            <text:list-item>
              <text:p text:style-name="P11"><text:span text:style-name="T9">Complemento de M2, isto é, ¬M2</text:span></text:p>
            </text:list-item>
            <text:list-item>
              <text:p text:style-name="P11"><text:span text:style-name="T9">Resultado da operação M1</text:span><text:span text:style-name="T14">∩</text:span><text:span text:style-name="T9">¬M2</text:span></text:p>
            </text:list-item>
            <text:list-item>
              <text:p text:style-name="P11"><text:span text:style-name="T9">Resultado da operação M2</text:span><text:span text:style-name="T14">∩</text:span><text:span text:style-name="T9">¬M1</text:span></text:p>
            </text:list-item>
          </text:list>
        </text:list-item>
      </text:list>
      <text:p text:style-name="P12"><text:span text:style-name="T9"><text:tab/></text:span><text:span text:style-name="T15">Além disso, o resultado do teste (se são equivalentes ou não) é exibido embaixo do botão de teste de equivalência.</text:span></text:p>
      <text:p text:style-name="P12"><text:soft-page-break/><text:span text:style-name="T15"/></text:p>
      <text:p text:style-name="P13"><text:span text:style-name="T8">A</text:span><text:span text:style-name="T7">lgoritmos utilizados</text:span></text:p>
      <text:p text:style-name="P13"><text:span text:style-name="T7"/></text:p>
      <text:p text:style-name="P15"><text:span text:style-name="T7">TOD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2T10:31:36.980056718</meta:creation-date>
    <dc:date>2016-06-22T11:38:34.257896272</dc:date>
    <meta:editing-duration>PT51M40S</meta:editing-duration>
    <meta:editing-cycles>17</meta:editing-cycles>
    <meta:generator>LibreOffice/5.0.6.2$Linux_X86_64 LibreOffice_project/00$Build-2</meta:generator>
    <meta:document-statistic meta:table-count="0" meta:image-count="0" meta:object-count="0" meta:page-count="2" meta:paragraph-count="23" meta:word-count="513" meta:character-count="3180" meta:non-whitespace-character-count="2702"/>
  </office:meta>
</office:document-meta>
</file>